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75000000399F5B25CA54A4203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P2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P3" style:family="paragraph" style:parent-style-name="Standard">
      <style:text-properties officeooo:rsid="0013f9df" officeooo:paragraph-rsid="0013f9df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style:font-name="Denish Sans"/>
    </style:style>
    <style:style style:name="T2" style:family="text">
      <style:text-properties style:font-name="Denish Sans" officeooo:rsid="0013f9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/>
    <style:font-face style:name="Denish Sans" svg:font-family="'Denish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29e96" officeooo:paragraph-rsid="00129e96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text-align="start" style:justify-single-word="false"/>
      <style:text-properties officeooo:rsid="00129e96" officeooo:paragraph-rsid="00129e96"/>
    </style:style>
    <style:style style:name="MT1" style:family="text">
      <style:text-properties style:font-name="Denish Sans" officeooo:rsid="0013f9df"/>
    </style:style>
    <style:style style:name="MT2" style:family="text">
      <style:text-properties style:font-name="Denish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paragraph" draw:z-index="1" draw:name="Línea 1" draw:style-name="Mgr1" draw:text-style-name="MP2" svg:x1="-0.032cm" svg:y1="0.527cm" svg:x2="17.02cm" svg:y2="0.541cm"><text:p/></draw:line><draw:line text:anchor-type="paragraph" draw:z-index="2" draw:name="Línea 2" draw:style-name="Mgr1" draw:text-style-name="MP2" svg:x1="-0.032cm" svg:y1="25.054cm" svg:x2="17.02cm" svg:y2="25.068cm"><text:p/></draw:line><draw:frame draw:style-name="Mfr1" draw:name="Imagen2" text:anchor-type="char" svg:x="-0.032cm" svg:y="-0.979cm" svg:width="3.096cm" svg:height="1.508cm" draw:z-index="0"><draw:image xlink:href="Pictures/1000000000000075000000399F5B25CA54A4203F.png" xlink:type="simple" xlink:show="embed" xlink:actuate="onLoad" draw:mime-type="image/png"/></draw:frame><text:tab/><text:span text:style-name="MT1">PROCESAMIENTO DE DATOS PARA BIG DATA </text:span><text:span text:style-name="MT2">2024</text:span></text:p>
      </style:header>
      <style:footer>
        <text:p text:style-name="MP3"><text:span text:style-name="MT2">FRANCISCO GARRIDO LARA<text:tab/><text:tab/></text:span><text:span text:style-name="MT2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20:21:25.402947900</meta:creation-date>
    <meta:editing-duration>PT6M20S</meta:editing-duration>
    <meta:editing-cycles>2</meta:editing-cycles>
    <meta:generator>LibreOffice/7.4.2.3$Linux_X86_64 LibreOffice_project/40$Build-3</meta:generator>
    <dc:date>2024-02-14T20:27:06.094583978</dc:date>
    <meta:document-statistic meta:table-count="0" meta:image-count="1" meta:object-count="0" meta:page-count="1" meta:paragraph-count="2" meta:word-count="11" meta:character-count="67" meta:non-whitespace-character-count="56"/>
  </office:meta>
</office:document-meta>
</file>